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60000022441757B6A.png" manifest:media-type="image/png"/>
  <manifest:file-entry manifest:full-path="Pictures/10000000000003550000023FA5274F5A.png" manifest:media-type="image/png"/>
  <manifest:file-entry manifest:full-path="Pictures/100000000000030600000224D24968BF.png" manifest:media-type="image/png"/>
  <manifest:file-entry manifest:full-path="Pictures/10000000000003550000023F527FFAC2.png" manifest:media-type="image/png"/>
  <manifest:file-entry manifest:full-path="Pictures/10000000000003060000022497470905.png" manifest:media-type="image/png"/>
  <manifest:file-entry manifest:full-path="Pictures/100000000000030600000224BA4FE88D.png" manifest:media-type="image/png"/>
  <manifest:file-entry manifest:full-path="Pictures/100000000000030600000224CF36A502.png" manifest:media-type="image/png"/>
  <manifest:file-entry manifest:full-path="Pictures/100000000000030600000224BB309EC7.png" manifest:media-type="image/png"/>
  <manifest:file-entry manifest:full-path="Pictures/100000000000030600000224D708FE97.png" manifest:media-type="image/png"/>
  <manifest:file-entry manifest:full-path="Pictures/10000000000003D0000002B58EC0D4BC.png" manifest:media-type="image/png"/>
  <manifest:file-entry manifest:full-path="Pictures/10000201000003280000022AD6B72BD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1e7cae" officeooo:paragraph-rsid="001e7cae"/>
    </style:style>
    <style:style style:name="P2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Standard"/>
      <text:p text:style-name="Standard"><draw:frame draw:style-name="fr1" draw:name="Picture" text:anchor-type="char" svg:width="17cm" svg:height="11.656cm" draw:z-index="0"><draw:image xlink:href="Pictures/10000201000003280000022AD6B72BDB.png" xlink:type="simple" xlink:show="embed" xlink:actuate="onLoad"/></draw:frame></text:p>
      <text:p text:style-name="Standard"><draw:frame draw:style-name="fr2" draw:name="Imagen1" text:anchor-type="as-char" svg:width="17cm" svg:height="12.035cm" draw:z-index="1"><draw:image xlink:href="Pictures/100000000000030600000224D708FE97.png" xlink:type="simple" xlink:show="embed" xlink:actuate="onLoad"/></draw:frame></text:p>
      <text:p text:style-name="Standard"/>
      <text:p text:style-name="Standard"><text:soft-page-break/><draw:frame draw:style-name="fr2" draw:name="Imagen2" text:anchor-type="as-char" svg:width="17cm" svg:height="12.035cm" draw:z-index="2"><draw:image xlink:href="Pictures/100000000000030600000224CF36A502.png" xlink:type="simple" xlink:show="embed" xlink:actuate="onLoad"/></draw:frame></text:p>
      <text:p text:style-name="Standard"/>
      <text:p text:style-name="Standard"/>
      <text:p text:style-name="Standard"><draw:frame draw:style-name="fr2" draw:name="Imagen3" text:anchor-type="as-char" svg:width="17cm" svg:height="12.035cm" draw:z-index="3"><draw:image xlink:href="Pictures/10000000000003060000022497470905.png" xlink:type="simple" xlink:show="embed" xlink:actuate="onLoad"/></draw:frame></text:p>
      <text:p text:style-name="Standard"/>
      <text:p text:style-name="Standard"><text:soft-page-break/><draw:frame draw:style-name="fr2" draw:name="Imagen4" text:anchor-type="as-char" svg:width="17cm" svg:height="12.035cm" draw:z-index="4"><draw:image xlink:href="Pictures/10000000000003060000022497470905.png" xlink:type="simple" xlink:show="embed" xlink:actuate="onLoad"/></draw:frame></text:p>
      <text:p text:style-name="Standard"/>
      <text:p text:style-name="Standard"><draw:frame draw:style-name="fr2" draw:name="Imagen5" text:anchor-type="as-char" svg:width="17cm" svg:height="12.035cm" draw:z-index="5"><draw:image xlink:href="Pictures/100000000000030600000224D24968BF.png" xlink:type="simple" xlink:show="embed" xlink:actuate="onLoad"/></draw:frame></text:p>
      <text:p text:style-name="Standard"/>
      <text:p text:style-name="Standard"><text:soft-page-break/><draw:frame draw:style-name="fr2" draw:name="Imagen6" text:anchor-type="as-char" svg:width="17cm" svg:height="12.035cm" draw:z-index="6"><draw:image xlink:href="Pictures/10000000000003060000022441757B6A.png" xlink:type="simple" xlink:show="embed" xlink:actuate="onLoad"/></draw:frame></text:p>
      <text:p text:style-name="Standard"/>
      <text:p text:style-name="P1">Parametro: --fileman=doublecmd --path=</text:p>
      <text:p text:style-name="Standard"/>
      <text:p text:style-name="Standard"><draw:frame draw:style-name="fr2" draw:name="Imagen7" text:anchor-type="as-char" svg:width="17cm" svg:height="12.07cm" draw:z-index="7"><draw:image xlink:href="Pictures/10000000000003D0000002B58EC0D4BC.png" xlink:type="simple" xlink:show="embed" xlink:actuate="onLoad"/></draw:frame></text:p>
      <text:p text:style-name="Standard"><text:soft-page-break/></text:p>
      <text:p text:style-name="Standard"><draw:frame draw:style-name="fr2" draw:name="Imagen8" text:anchor-type="as-char" svg:width="17cm" svg:height="12.035cm" draw:z-index="8"><draw:image xlink:href="Pictures/100000000000030600000224BB309EC7.png" xlink:type="simple" xlink:show="embed" xlink:actuate="onLoad"/></draw:frame></text:p>
      <text:p text:style-name="Standard"/>
      <text:p text:style-name="Standard"><draw:frame draw:style-name="fr2" draw:name="Imagen9" text:anchor-type="as-char" svg:width="17cm" svg:height="12.035cm" draw:z-index="9"><draw:image xlink:href="Pictures/100000000000030600000224BA4FE88D.png" xlink:type="simple" xlink:show="embed" xlink:actuate="onLoad"/></draw:frame></text:p>
      <text:p text:style-name="Standard"/>
      <text:p text:style-name="Standard"><text:soft-page-break/></text:p>
      <text:p text:style-name="Standard"><draw:frame draw:style-name="fr2" draw:name="Imagen10" text:anchor-type="as-char" svg:width="17cm" svg:height="11.458cm" draw:z-index="10"><draw:image xlink:href="Pictures/10000000000003550000023FA5274F5A.png" xlink:type="simple" xlink:show="embed" xlink:actuate="onLoad"/></draw:frame></text:p>
      <text:p text:style-name="Standard"/>
      <text:p text:style-name="Standard"><draw:frame draw:style-name="fr2" draw:name="Imagen11" text:anchor-type="as-char" svg:width="17cm" svg:height="11.458cm" draw:z-index="11"><draw:image xlink:href="Pictures/10000000000003550000023F527FFAC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Liberation Sans1" style:font-size-asian="12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s" fo:country="EC" style:font-name-asian="Liberation Sans1" style:font-family-asian="'Liberation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5T09:02:37</meta:creation-date>
    <meta:initial-creator>Washington Indacochea</meta:initial-creator>
    <dc:language>es-EC</dc:language>
    <dc:creator>Washington Delgado</dc:creator>
    <dc:date>2015-06-05T21:25:13.877266351</dc:date>
    <meta:editing-cycles>8</meta:editing-cycles>
    <meta:editing-duration>PT1H30M58S</meta:editing-duration>
    <meta:generator>LibreOffice/4.4.2.2$Linux_x86 LibreOffice_project/40m0$Build-2</meta:generator>
    <meta:document-statistic meta:table-count="0" meta:image-count="12" meta:object-count="0" meta:page-count="6" meta:paragraph-count="12" meta:word-count="5" meta:character-count="38" meta:non-whitespace-character-count="36"/>
  </office:meta>
</office:document-meta>
</file>